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502cm" style:rel-column-width="25063*"/>
    </style:style>
    <style:style style:name="Tableau1.B" style:family="table-column">
      <style:table-column-properties style:column-width="1.737cm" style:rel-column-width="6697*"/>
    </style:style>
    <style:style style:name="Tableau1.C" style:family="table-column">
      <style:table-column-properties style:column-width="0.529cm" style:rel-column-width="2039*"/>
    </style:style>
    <style:style style:name="Tableau1.D" style:family="table-column">
      <style:table-column-properties style:column-width="1.778cm" style:rel-column-width="6854*"/>
    </style:style>
    <style:style style:name="Tableau1.E" style:family="table-column">
      <style:table-column-properties style:column-width="6.454cm" style:rel-column-width="24882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padding="0.097cm" fo:border-left="0.5pt solid #000000" fo:border-right="none" fo:border-top="none" fo:border-bottom="non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style:text-underline-style="none" fo:font-weight="normal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0d3c6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TIMELINE ARLENOR-CELESTIA</text:p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3">Calendrier Arlénien</text:p>
            <text:p text:style-name="P4"/>
            <text:p text:style-name="P4"/>
            <text:p text:style-name="P4">Création du monde</text:p>
            <text:p text:style-name="P4"/>
            <text:p text:style-name="P4">Disparition des anges et des démons</text:p>
            <text:p text:style-name="P4"/>
            <text:p text:style-name="P4">Découverte du cristal</text:p>
            <text:p text:style-name="P4"/>
            <text:p text:style-name="P4"/>
            <text:p text:style-name="P4"/>
            <text:p text:style-name="P4"/>
            <text:p text:style-name="P4">La Grande Révolte</text:p>
            <text:p text:style-name="P4">Découverte du premier Etherolithe</text:p>
            <text:p text:style-name="P4">Fondation de l'Entreprise</text:p>
            <text:p text:style-name="P4"/>
            <text:p text:style-name="P4"/>
            <text:p text:style-name="P4"/>
            <text:p text:style-name="P4"/>
            <text:p text:style-name="P4">Création du premier enfant-réceptacle</text:p>
            <text:p text:style-name="P4"/>
            <text:p text:style-name="P4">Révolte et fondation de l'Organisation</text:p>
            <text:p text:style-name="P4"/>
            <text:p text:style-name="P4">Début de l'aventure...</text:p>
          </table:table-cell>
          <table:table-cell table:style-name="Tableau1.B1" office:value-type="string">
            <text:p text:style-name="P4"/>
            <text:p text:style-name="P4"/>
            <text:p text:style-name="P4"/>
            <text:p text:style-name="P4">-???</text:p>
            <text:p text:style-name="P4"/>
            <text:p text:style-name="P4">-101</text:p>
            <text:p text:style-name="P4"/>
            <text:p text:style-name="P4"/>
            <text:p text:style-name="P4">0</text:p>
            <text:p text:style-name="P4"/>
            <text:p text:style-name="P4"/>
            <text:p text:style-name="P4"/>
            <text:p text:style-name="P4"/>
            <text:p text:style-name="P4">666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6<text:span text:style-name="T1">7</text:span>0</text:p>
            <text:p text:style-name="P4"/>
            <text:p text:style-name="P4"/>
            <text:p text:style-name="P4">682</text:p>
            <text:p text:style-name="P4"/>
            <text:p text:style-name="P4"/>
            <text:p text:style-name="P4">700</text:p>
          </table:table-cell>
          <table:table-cell table:style-name="Tableau1.B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–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–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1.B1" office:value-type="string">
            <text:p text:style-name="P5"/>
            <text:p text:style-name="P5"/>
            <text:p text:style-name="P5"/>
            <text:p text:style-name="P5">-???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-4</text:p>
            <text:p text:style-name="P5"/>
            <text:p text:style-name="P5"/>
            <text:p text:style-name="P5"/>
            <text:p text:style-name="P5"/>
            <text:p text:style-name="P5">0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30</text:p>
          </table:table-cell>
          <table:table-cell table:style-name="Tableau1.B1" office:value-type="string">
            <text:p text:style-name="P2">Calendrier Célestien</text:p>
            <text:p text:style-name="P6"/>
            <text:p text:style-name="P6"/>
            <text:p text:style-name="P6">Création du monde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Le Grand Massacre</text:p>
            <text:p text:style-name="P6"/>
            <text:p text:style-name="P6"/>
            <text:p text:style-name="P6"/>
            <text:p text:style-name="P6"/>
            <text:p text:style-name="P6">La Bataille de l'Espérance</text:p>
            <text:p text:style-name="P6">Création de l'ordre magique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7">Début du récit..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3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3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fo:font-size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7-21T15:51:17.49</meta:creation-date>
    <dc:date>2021-06-15T15:41:27.019000000</dc:date>
    <meta:editing-duration>PT21M</meta:editing-duration>
    <meta:editing-cycles>3</meta:editing-cycles>
    <meta:generator>LibreOffice/6.3.3.2$Windows_X86_64 LibreOffice_project/a64200df03143b798afd1ec74a12ab50359878ed</meta:generator>
    <meta:document-statistic meta:table-count="1" meta:image-count="0" meta:object-count="0" meta:page-count="1" meta:paragraph-count="30" meta:word-count="68" meta:character-count="445" meta:non-whitespace-character-count="405"/>
  </office:meta>
</office:document-meta>
</file>